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NCHEZ ROJAS, DICK NICXZON</text:p>
            <text:p text:style-name="P5"><text:span text:style-name="T15">Dni</text:span><text:span text:style-name="T14">:4605327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NCHEZ ROJAS, DICK NICXZ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05327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Castañeda Mori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9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1</text:p>
          </table:table-cell>
          <table:table-cell table:style-name="Tableau1.A2" office:value-type="string">
            <text:p text:style-name="P17">114</text:p>
          </table:table-cell>
          <table:table-cell table:style-name="Tableau1.D2" office:value-type="string">
            <text:p text:style-name="P18">4674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7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NUEL BALCAZ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1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5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51:3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